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45301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30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1184" calcext:value-type="float">
            <text:p>43.0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301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0328" calcext:value-type="float">
            <text:p>43.0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301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9576" calcext:value-type="float">
            <text:p>43.0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301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4816" calcext:value-type="float">
            <text:p>43.1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301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3" calcext:value-type="float">
            <text:p>43.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301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492" calcext:value-type="float">
            <text:p>43.1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301</text:p>
          </table:table-cell>
          <table:table-cell office:value-type="string" calcext:value-type="string">
            <text:p>201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4816" calcext:value-type="float">
            <text:p>43.1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301</text:p>
          </table:table-cell>
          <table:table-cell office:value-type="string" calcext:value-type="string">
            <text:p>201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3376" calcext:value-type="float">
            <text:p>43.0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301</text:p>
          </table:table-cell>
          <table:table-cell office:value-type="string" calcext:value-type="string">
            <text:p>2015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2144" calcext:value-type="float">
            <text:p>43.0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301</text:p>
          </table:table-cell>
          <table:table-cell office:value-type="string" calcext:value-type="string">
            <text:p>201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301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7384" calcext:value-type="float">
            <text:p>43.0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301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7384" calcext:value-type="float">
            <text:p>43.0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301</text:p>
          </table:table-cell>
          <table:table-cell office:value-type="string" calcext:value-type="string">
            <text:p>201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7384" calcext:value-type="float">
            <text:p>43.0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301</text:p>
          </table:table-cell>
          <table:table-cell office:value-type="string" calcext:value-type="string">
            <text:p>201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1872" calcext:value-type="float">
            <text:p>43.1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301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8824" calcext:value-type="float">
            <text:p>43.1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301</text:p>
          </table:table-cell>
          <table:table-cell office:value-type="string" calcext:value-type="string">
            <text:p>200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4272" calcext:value-type="float">
            <text:p>43.3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301</text:p>
          </table:table-cell>
          <table:table-cell office:value-type="string" calcext:value-type="string">
            <text:p>200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016" calcext:value-type="float">
            <text:p>43.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301</text:p>
          </table:table-cell>
          <table:table-cell office:value-type="string" calcext:value-type="string">
            <text:p>200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7384" calcext:value-type="float">
            <text:p>43.0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301</text:p>
          </table:table-cell>
          <table:table-cell office:value-type="string" calcext:value-type="string">
            <text:p>2006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8616" calcext:value-type="float">
            <text:p>43.0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301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6528" calcext:value-type="float">
            <text:p>43.0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301</text:p>
          </table:table-cell>
          <table:table-cell office:value-type="string" calcext:value-type="string">
            <text:p>200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712" calcext:value-type="float">
            <text:p>43.0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301</text:p>
          </table:table-cell>
          <table:table-cell office:value-type="string" calcext:value-type="string">
            <text:p>200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8616" calcext:value-type="float">
            <text:p>43.0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301</text:p>
          </table:table-cell>
          <table:table-cell office:value-type="string" calcext:value-type="string">
            <text:p>200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301</text:p>
          </table:table-cell>
          <table:table-cell office:value-type="string" calcext:value-type="string">
            <text:p>200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8616" calcext:value-type="float">
            <text:p>43.0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301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301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492" calcext:value-type="float">
            <text:p>43.1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301</text:p>
          </table:table-cell>
          <table:table-cell office:value-type="string" calcext:value-type="string">
            <text:p>199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78" calcext:value-type="float">
            <text:p>43.3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301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592" calcext:value-type="float">
            <text:p>43.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301</text:p>
          </table:table-cell>
          <table:table-cell office:value-type="string" calcext:value-type="string">
            <text:p>199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208" calcext:value-type="float">
            <text:p>43.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301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6976" calcext:value-type="float">
            <text:p>52.7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301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504" calcext:value-type="float">
            <text:p>51.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301</text:p>
          </table:table-cell>
          <table:table-cell office:value-type="string" calcext:value-type="string">
            <text:p>197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44016" calcext:value-type="float">
            <text:p>51.9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301</text:p>
          </table:table-cell>
          <table:table-cell office:value-type="string" calcext:value-type="string">
            <text:p>197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936" calcext:value-type="float">
            <text:p>52.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